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2pt" fo:letter-spacing="normal" fo:font-style="normal" fo:font-weight="normal"/>
    </style:style>
    <style:style style:name="P3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4" style:family="paragraph" style:parent-style-name="Heading_20_2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</style:style>
    <style:style style:name="P5" style:family="paragraph" style:parent-style-name="Heading_20_2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12529" style:font-name="apple-system" fo:letter-spacing="normal" fo:font-style="normal" fo:font-weight="bold"/>
    </style:style>
    <style:style style:name="P6" style:family="paragraph" style:parent-style-name="Quotations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212529" style:font-name="SFMono-Regular" fo:font-size="10.5pt" fo:letter-spacing="normal" fo:font-style="normal" fo:font-weight="normal" fo:background-color="#eff0f1" loext:char-shading-value="0" loext:padding="0cm" loext:border="none"/>
    </style:style>
    <style:style style:name="T2" style:family="text">
      <style:text-properties fo:font-variant="normal" fo:text-transform="none" fo:color="#212529" style:font-name="SFMono-Regular" fo:font-size="21pt" fo:letter-spacing="normal" fo:font-style="normal" fo:font-weight="bold" fo:background-color="#eff0f1" loext:char-shading-value="0" loext:padding="0cm" loext:border="none"/>
    </style:style>
    <style:style style:name="T3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12529" style:font-name="apple-system" fo:font-size="12pt" fo:letter-spacing="normal" fo:font-style="normal" fo:font-weight="bold"/>
    </style:style>
    <style:style style:name="T5" style:family="text">
      <style:text-properties fo:font-variant="normal" fo:text-transform="none" fo:color="#212529" style:font-name="apple-system" fo:letter-spacing="normal" fo:font-style="normal" fo:font-weight="bold"/>
    </style:style>
    <style:style style:name="T6" style:family="text">
      <style:text-properties fo:font-variant="normal" fo:text-transform="none" fo:color="#007bff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gdm3</text:span></text:span><text:span text:style-name="T3">,, </text:span><text:span text:style-name="Source_20_Text"><text:span text:style-name="T1">kdm</text:span></text:span><text:span text:style-name="T3">e </text:span><text:span text:style-name="Source_20_Text"><text:span text:style-name="T1">lightdm</text:span></text:span><text:span text:style-name="T3">são todos </text:span><text:a xlink:type="simple" xlink:href="https://en.wikipedia.org/wiki/X_display_manager_(program_type)" office:target-frame-name="_blank" xlink:show="new" text:style-name="Internet_20_link" text:visited-style-name="Visited_20_Internet_20_Link"><text:span text:style-name="T6">gerenciadores de exibição</text:span></text:a><text:span text:style-name="T3"> . Eles fornecem logins gráficos e manipulam a autenticação do usuário.</text:span></text:p>
      <text:p text:style-name="P2">De um artigo da Wiki:</text:p>
      <text:p text:style-name="P6">Um gerente de exibição apresenta ao usuário uma tela de login. Uma sessão é iniciada quando um usuário digita com êxito uma combinação válida de nome de usuário e senha.</text:p>
      <text:h text:style-name="P4" text:outline-level="2"><text:span text:style-name="T5">Gerenciador de Exibição do GNOME ( </text:span><text:span text:style-name="Source_20_Text"><text:span text:style-name="T2">gdm3</text:span></text:span><text:span text:style-name="T5">)</text:span></text:h>
      <text:p text:style-name="P1"><text:span text:style-name="Source_20_Text"><text:span text:style-name="T1">gdm3</text:span></text:span><text:span text:style-name="T3">é o sucessor do </text:span><text:span text:style-name="Source_20_Text"><text:span text:style-name="T1">gdm</text:span></text:span><text:span text:style-name="T3">qual foi o gerenciador de exibição do GNOME. O mais recente </text:span><text:span text:style-name="Source_20_Text"><text:span text:style-name="T1">gdm3</text:span></text:span><text:span text:style-name="T3">usa uma versão mínima </text:span><text:span text:style-name="Source_20_Text"><text:span text:style-name="T1">gnome-shell</text:span></text:span><text:span text:style-name="T3">e fornece a mesma aparência da sessão do GNOME3. É a escolha Canonical desde o Ubuntu 17.10. Você pode instalá-lo com:</text:span></text:p>
      <text:p text:style-name="P3"><text:span text:style-name="Source_20_Text"><text:span text:style-name="T1">sudo apt-get install gdm3</text:span></text:span></text:p>
      <text:p text:style-name="P2">e remova-o com:</text:p>
      <text:p text:style-name="P3"><text:span text:style-name="Source_20_Text"><text:span text:style-name="T1">sudo apt-get remove gdm3</text:span></text:span></text:p>
      <text:h text:style-name="P4" text:outline-level="2"><text:span text:style-name="T5">Gerenciador de Exibição do KDE ( </text:span><text:span text:style-name="Source_20_Text"><text:span text:style-name="T2">kdm</text:span></text:span><text:span text:style-name="T5">)</text:span></text:h>
      <text:p text:style-name="P1"><text:span text:style-name="Source_20_Text"><text:span text:style-name="T1">kdm</text:span></text:span><text:span text:style-name="T3">era o gerente de exibição do KDE. Mas foi preterido no KDE5 em favor de </text:span><text:span text:style-name="Source_20_Text"><text:span text:style-name="T1">SDDM</text:span></text:span><text:span text:style-name="T3">, que é mais capaz como gerente de exibição e, portanto, vem por padrão com o Kubuntu. Você pode instalá-lo com:</text:span></text:p>
      <text:p text:style-name="P3"><text:span text:style-name="Source_20_Text"><text:span text:style-name="T1">sudo apt-get install sddm </text:span></text:span></text:p>
      <text:p text:style-name="P2">e remova-o com:</text:p>
      <text:p text:style-name="P3"><text:span text:style-name="Source_20_Text"><text:span text:style-name="T1">sudo apt-get remove sddm</text:span></text:span></text:p>
      <text:h text:style-name="P5" text:outline-level="2">LightDM</text:h>
      <text:p text:style-name="P2">LightDM foi a solução da Canonical para um gerenciador de exibição. Era para ser leve e vem por padrão com o Ubuntu, Xubuntu e Lubuntu. É configurável, com vários temas mais acolhedores disponíveis.</text:p>
      <text:p text:style-name="P2">Você pode instalá-lo com:</text:p>
      <text:p text:style-name="P3"><text:span text:style-name="Source_20_Text"><text:span text:style-name="T1">sudo apt-get install lightdm</text:span></text:span></text:p>
      <text:p text:style-name="P2">E remova-o com:</text:p>
      <text:p text:style-name="P3"><text:span text:style-name="Source_20_Text"><text:span text:style-name="T1">sudo apt-get remove lightdm</text:span></text:span></text:p>
      <text:p text:style-name="Horizontal_20_Line"/>
      <text:p text:style-name="P2">Reparar é um termo amplo. No entanto, se você tiver vários gerenciadores de tela instalados, poderá escolher entre eles usando:</text:p>
      <text:p text:style-name="P3"><text:span text:style-name="Source_20_Text"><text:span text:style-name="T1">sudo dpkg-reconfigure gdm3</text:span></text:span></text:p>
      <text:p text:style-name="P1"><text:soft-page-break/><text:span text:style-name="T3">Você pode usar o nome de qualquer gerente de exibição no lugar do </text:span><text:span text:style-name="Source_20_Text"><text:span text:style-name="T1">gdm3</text:span></text:span><text:span text:style-name="T3">comando acima e ele permitirá que você escolha entre eles. Você deve reiniciar para que a alteração tenha efeito.</text:span></text:p>
      <text:p text:style-name="P2">Para verificar qual gerenciador de exibição está sendo usado no momento, execute este comando:</text:p>
      <text:p text:style-name="P3"><text:span text:style-name="Source_20_Text"><text:span text:style-name="T1">cat /etc/X11/default-display-manager</text:span></text:span></text:p>
      <text:p text:style-name="P1"><text:span text:style-name="T3">conforme sugerido nesta pergunta: </text:span><text:a xlink:type="simple" xlink:href="https://askubuntu.com/questions/584373/how-to-check-using-the-command-line-which-display-manager-is-running" office:target-frame-name="_blank" xlink:show="new" text:style-name="Internet_20_link" text:visited-style-name="Visited_20_Internet_20_Link"><text:span text:style-name="T6">Como verificar, usando a linha de comando, o gerenciador de exibição em execução?</text:span></text:a></text:p>
      <text:p text:style-name="P1"><text:span text:style-name="Strong_20_Emphasis"><text:span text:style-name="T4">Um ponto importante</text:span></text:span><text:span text:style-name="T3"> a ser observado é que, atualmente </text:span><text:a xlink:type="simple" xlink:href="https://bugs.launchpad.net/ubuntu/+source/sddm/+bug/1569357" office:target-frame-name="_blank" xlink:show="new" text:style-name="Internet_20_link" text:visited-style-name="Visited_20_Internet_20_Link"><text:span text:style-name="T6">devido a um bug</text:span></text:a><text:span text:style-name="T3"> (verifiquei no 16.04), você não pode iniciar a sessão do GNOME3 ou Ubuntu Unity usando o SDDM. Portanto, se você possui o KDE e o Unity ou o GNOME3 instalados, verifique se o gerenciador de exibição é </text:span><text:span text:style-name="Source_20_Text"><text:span text:style-name="T1">gdm3</text:span></text:span><text:span text:style-name="T3">ou </text:span><text:span text:style-name="Source_20_Text"><text:span text:style-name="T1">lightdm</text:span></text:span><text:span text:style-name="T3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6:01:08.147678901</meta:creation-date>
    <dc:date>2021-04-27T16:01:41.675113853</dc:date>
    <meta:editing-duration>PT36S</meta:editing-duration>
    <meta:editing-cycles>1</meta:editing-cycles>
    <meta:document-statistic meta:table-count="0" meta:image-count="0" meta:object-count="0" meta:page-count="2" meta:paragraph-count="26" meta:word-count="354" meta:character-count="2117" meta:non-whitespace-character-count="1788"/>
    <meta:generator>LibreOffice/6.1.5.2$Linux_X86_64 LibreOffice_project/10$Build-2</meta:generator>
  </office:meta>
</office:document-meta>
</file>